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.81pt"/>
    </style:style>
    <style:style style:name="co2" style:family="table-column">
      <style:table-column-properties fo:break-before="auto" style:column-width="138.9pt"/>
    </style:style>
    <style:style style:name="co3" style:family="table-column">
      <style:table-column-properties fo:break-before="auto" style:column-width="144.45pt"/>
    </style:style>
    <style:style style:name="co4" style:family="table-column">
      <style:table-column-properties fo:break-before="auto" style:column-width="338.91pt"/>
    </style:style>
    <style:style style:name="co5" style:family="table-column">
      <style:table-column-properties fo:break-before="auto" style:column-width="449.26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30.76pt" fo:break-before="auto" style:use-optimal-row-height="false"/>
    </style:style>
    <style:style style:name="ro3" style:family="table-row">
      <style:table-row-properties style:row-height="46.49pt" fo:break-before="auto" style:use-optimal-row-height="false"/>
    </style:style>
    <style:style style:name="ro4" style:family="table-row">
      <style:table-row-properties style:row-height="61.51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2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7" table:number-columns-repeated="998" table:default-cell-style-name="Default"/>
        <table:table-row table:style-name="ro1">
          <table:table-cell table:style-name="ce1"/>
          <table:table-cell table:style-name="ce2" office:value-type="string" calcext:value-type="string">
            <text:p>Funcionalidad</text:p>
          </table:table-cell>
          <table:table-cell table:style-name="ce9" office:value-type="string" calcext:value-type="string">
            <text:p>Subfuncionalidad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Puntos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Menú</text:p>
          </table:table-cell>
          <table:table-cell table:style-name="ce10" office:value-type="string" calcext:value-type="string">
            <text:p>Menú de la aplicación</text:p>
          </table:table-cell>
          <table:table-cell table:style-name="ce23" office:value-type="string" calcext:value-type="string">
            <text:p>Se solicita un menú para poder navegar entre las diferentes</text:p>
            <text:p>funcionalidades de la aplicación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Funcionalidad ya implementada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11" office:value-type="string" calcext:value-type="string">
            <text:p>Elementos del menú</text:p>
          </table:table-cell>
          <table:table-cell table:style-name="ce24" office:value-type="string" calcext:value-type="string">
            <text:p>Ha de tener dos elementos de menú, “Mostrar Imágenes” y</text:p>
            <text:p>“Añadir Imagen”</text:p>
          </table:table-cell>
          <table:table-cell table:style-name="ce29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style-name="ce12" office:value-type="string" calcext:value-type="string">
            <text:p>Alineación de elementos</text:p>
          </table:table-cell>
          <table:table-cell table:style-name="ce19" office:value-type="string" calcext:value-type="string">
            <text:p>Los dos elementos han de estar alineados horizontalmente</text:p>
          </table:table-cell>
          <table:table-cell table:style-name="ce30" office:value-type="float" office:value="0.25" calcext:value-type="float">
            <text:p>0.25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13" office:value-type="string" calcext:value-type="string">
            <text:p>Cambio de color al pasar</text:p>
            <text:p>el ratón</text:p>
          </table:table-cell>
          <table:table-cell table:style-name="ce25" office:value-type="string" calcext:value-type="string">
            <text:p>Cuando pasamos el ratón por encima, el fondo de la opción</text:p>
            <text:p>de menú ha de cambiar de color (o se subraya)</text:p>
          </table:table-cell>
          <table:table-cell table:style-name="ce31" office:value-type="float" office:value="0.25" calcext:value-type="float">
            <text:p>0.25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3" office:value-type="string" calcext:value-type="string">
            <text:p>Afegir nova imatge</text:p>
          </table:table-cell>
          <table:table-cell table:style-name="ce10" office:value-type="string" calcext:value-type="string">
            <text:p>Añadir nueva imagen</text:p>
          </table:table-cell>
          <table:table-cell table:style-name="ce17" office:value-type="string" calcext:value-type="string">
            <text:p>Al hacer clic en “Añadir Imagen”, se debe ofrecer al usuario</text:p>
            <text:p>la posibilidad de agregar un nuevo URL que identifique una</text:p>
            <text:p>foto, además de algunos campos adicionales.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4"/>
          <table:table-cell table:style-name="ce14" office:value-type="string" calcext:value-type="string">
            <text:p>Validación del</text:p>
            <text:p>formulario (solamente lado cliente)</text:p>
          </table:table-cell>
          <table:table-cell table:style-name="ce14" office:value-type="string" calcext:value-type="string">
            <text:p>Todos los campos del formulario deben ser validados al</text:p>
            <text:p>hacer clic en el botón de enviar. El formulario debe informar</text:p>
            <text:p>al usuario si hay algún error de validación.</text:p>
          </table:table-cell>
          <table:table-cell table:style-name="ce33"/>
          <table:table-cell table:number-columns-repeated="1019"/>
        </table:table-row>
        <table:table-row table:style-name="ro3">
          <table:table-cell table:style-name="ce1"/>
          <table:table-cell table:style-name="ce4"/>
          <table:table-cell table:style-name="ce15" office:value-type="string" calcext:value-type="string">
            <text:p>Campo de título</text:p>
          </table:table-cell>
          <table:table-cell table:style-name="ce18" office:value-type="string" calcext:value-type="string">
            <text:p>El usuario debe introducir un título para la imagen. Este</text:p>
            <text:p>campo puede tener como máximo 30 caracteres, y solo</text:p>
            <text:p>puede incluir números, letras, espacio en blanco o guión bajo.</text:p>
          </table:table-cell>
          <table:table-cell table:style-name="ce34" office:value-type="float" office:value="0.75" calcext:value-type="float">
            <text:p>0.75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6"/>
          <table:table-cell table:style-name="ce15" office:value-type="string" calcext:value-type="string">
            <text:p>URL válida</text:p>
          </table:table-cell>
          <table:table-cell table:style-name="ce24" office:value-type="string" calcext:value-type="string">
            <text:p>El usuario debe introducir una nueva URL en un formulario.</text:p>
            <text:p>Esta URL debe ser válida.</text:p>
          </table:table-cell>
          <table:table-cell table:style-name="ce34" office:value-type="float" office:value="0.75" calcext:value-type="float">
            <text:p>0.75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4"/>
          <table:table-cell table:style-name="ce11" office:value-type="string" calcext:value-type="string">
            <text:p>Introducción de fecha</text:p>
          </table:table-cell>
          <table:table-cell table:style-name="ce20" office:value-type="string" calcext:value-type="string">
            <text:p>También es necesario introducir una fecha. Esta fecha es</text:p>
            <text:p>arbitraria. El usuario puede seleccionar el día que quiera. El</text:p>
            <text:p>usuario puede escribir la fecha de la imagen, o seleccionarla</text:p>
            <text:p>de un calendario.</text:p>
          </table:table-cell>
          <table:table-cell table:style-name="ce35" office:value-type="float" office:value="0.75" calcext:value-type="float">
            <text:p>0.75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6"/>
          <table:table-cell table:style-name="ce15" office:value-type="string" calcext:value-type="string">
            <text:p>Envío de datos</text:p>
          </table:table-cell>
          <table:table-cell table:style-name="ce24" office:value-type="string" calcext:value-type="string">
            <text:p>El formulario envía los datos al servidor mediante el método</text:p>
            <text:p>POST.</text:p>
          </table:table-cell>
          <table:table-cell table:style-name="ce34" office:value-type="float" office:value="0.25" calcext:value-type="float">
            <text:p>0.25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5"/>
          <table:table-cell table:style-name="ce16" office:value-type="string" calcext:value-type="string">
            <text:p>URL existente</text:p>
          </table:table-cell>
          <table:table-cell table:style-name="ce13" office:value-type="string" calcext:value-type="string">
            <text:p>Si la URL ya existe en la base de datos del servidor, no se</text:p>
            <text:p>añade al almacén de imágenes y se muestra un mensaje al</text:p>
            <text:p>usuario indicándolo.</text:p>
          </table:table-cell>
          <table:table-cell table:style-name="ce36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7" office:value-type="string" calcext:value-type="string">
            <text:p>Mostrar imatges</text:p>
            <text:p>emmagatzemades</text:p>
          </table:table-cell>
          <table:table-cell table:style-name="ce17" office:value-type="string" calcext:value-type="string">
            <text:p>Mostrar imágenes</text:p>
            <text:p>almacenadas</text:p>
          </table:table-cell>
          <table:table-cell table:style-name="ce17" office:value-type="string" calcext:value-type="string">
            <text:p>Al hacer clic en “Mostrar Imágenes”, se deben mostrar todas</text:p>
            <text:p>las imágenes guardadas hasta el momento.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6"/>
          <table:table-cell table:style-name="ce18" office:value-type="string" calcext:value-type="string">
            <text:p>Mostrar todas las</text:p>
            <text:p>imágenes</text:p>
          </table:table-cell>
          <table:table-cell table:style-name="ce18" office:value-type="string" calcext:value-type="string">
            <text:p>La página muestra todas las imágenes almacenadas hasta el</text:p>
            <text:p>momento.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6"/>
          <table:table-cell table:style-name="ce19" office:value-type="string" calcext:value-type="string">
            <text:p>Mostrar título</text:p>
          </table:table-cell>
          <table:table-cell table:style-name="ce19" office:value-type="string" calcext:value-type="string">
            <text:p>Para cada imagen, se muestra su título.</text:p>
          </table:table-cell>
          <table:table-cell table:style-name="ce38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6"/>
          <table:table-cell table:style-name="ce19" office:value-type="string" calcext:value-type="string">
            <text:p>Título en mayúsculas</text:p>
          </table:table-cell>
          <table:table-cell table:style-name="ce19" office:value-type="string" calcext:value-type="string">
            <text:p>El título siempre se muestra en mayúsculas.</text:p>
          </table:table-cell>
          <table:table-cell table:style-name="ce30"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style-name="ce12" office:value-type="string" calcext:value-type="string">
            <text:p>Mostrar fecha</text:p>
          </table:table-cell>
          <table:table-cell table:style-name="ce12" office:value-type="string" calcext:value-type="string">
            <text:p>Para cada imagen, se muestra su fecha.</text:p>
          </table:table-cell>
          <table:table-cell table:style-name="ce39" office:value-type="float" office:value="0.75" calcext:value-type="float">
            <text:p>0.75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4"/>
          <table:table-cell table:style-name="ce14" office:value-type="string" calcext:value-type="string">
            <text:p>Ordenar imágenes por</text:p>
            <text:p>fecha</text:p>
          </table:table-cell>
          <table:table-cell table:style-name="ce14" office:value-type="string" calcext:value-type="string">
            <text:p>Las fotos se muestran ordenadas por la fecha introducida en</text:p>
            <text:p>el formulario. Las imágenes más recientes deben aparecer</text:p>
            <text:p>primero.</text:p>
          </table:table-cell>
          <table:table-cell table:style-name="ce40" office:value-type="float" office:value="0.5" calcext:value-type="float">
            <text:p>0.5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5"/>
          <table:table-cell table:style-name="ce16" office:value-type="string" calcext:value-type="string">
            <text:p>Claridad visual</text:p>
          </table:table-cell>
          <table:table-cell table:style-name="ce13" office:value-type="string" calcext:value-type="string">
            <text:p>No es necesario un diseño perfecto de la página, pero debe</text:p>
            <text:p>quedar claro visualmente que un título y una fecha</text:p>
            <text:p>pertenecen a una imagen en concreto.</text:p>
          </table:table-cell>
          <table:table-cell table:style-name="ce41"/>
          <table:table-cell table:number-columns-repeated="1019"/>
        </table:table-row>
        <table:table-row table:style-name="ro3">
          <table:table-cell table:style-name="ce1"/>
          <table:table-cell table:style-name="ce7" office:value-type="string" calcext:value-type="string">
            <text:p>Analitzar el color</text:p>
            <text:p>predominant de cada</text:p>
            <text:p>imatge</text:p>
          </table:table-cell>
          <table:table-cell table:style-name="ce17" office:value-type="string" calcext:value-type="string">
            <text:p>Analizar el color</text:p>
            <text:p>predominante de cada</text:p>
            <text:p>imagen</text:p>
          </table:table-cell>
          <table:table-cell table:style-name="ce26" office:value-type="string" calcext:value-type="string">
            <text:p>Queremos analizar cuál es el color predominante de cada</text:p>
            <text:p>una de las fotos. Buscar una biblioteca del lado servidor (que vaya con nodejs)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/>
          <table:table-cell table:style-name="ce20" office:value-type="string" calcext:value-type="string">
            <text:p>Investigar e instalar</text:p>
            <text:p>módulo</text:p>
          </table:table-cell>
          <table:table-cell table:style-name="ce20" office:value-type="string" calcext:value-type="string">
            <text:p>Investigar e instalar un módulo con NPM que permita llevar</text:p>
            <text:p>a cabo esta funcionalidad.</text:p>
            <text:p>- color-thief-node</text:p>
            <text:p>- get-image-colors</text:p>
          </table:table-cell>
          <table:table-cell table:style-name="ce40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/>
          <table:table-cell table:style-name="ce20" office:value-type="string" calcext:value-type="string">
            <text:p>Mostrar color</text:p>
            <text:p>predominante</text:p>
          </table:table-cell>
          <table:table-cell table:style-name="ce20" office:value-type="string" calcext:value-type="string">
            <text:p>La página “Mostrar Fotos” muestra una sección donde</text:p>
            <text:p>aparece el color predominante de cada foto.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1"/>
          <table:table-cell table:style-name="ce4"/>
          <table:table-cell table:style-name="ce20" office:value-type="string" calcext:value-type="string">
            <text:p>Representar color</text:p>
            <text:p>predominante</text:p>
          </table:table-cell>
          <table:table-cell table:style-name="ce20" office:value-type="string" calcext:value-type="string">
            <text:p>Para cada foto, se muestra una figura pintada del color</text:p>
            <text:p>predominante de cada una de las fotos.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/>
          <table:table-cell table:style-name="ce11" office:value-type="string" calcext:value-type="string">
            <text:p>Codificación del color</text:p>
          </table:table-cell>
          <table:table-cell table:style-name="ce14" office:value-type="string" calcext:value-type="string">
            <text:p>Dentro de cada figura de color, debe aparecer la codificación</text:p>
            <text:p>del color textual (RGB o hexadecimal).</text:p>
          </table:table-cell>
          <table:table-cell table:style-name="ce40" office:value-type="float" office:value="0.5" calcext:value-type="float">
            <text:p>0.5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5"/>
          <table:table-cell table:style-name="ce13" office:value-type="string" calcext:value-type="string">
            <text:p>Claridad visual del color</text:p>
            <text:p>predominante</text:p>
          </table:table-cell>
          <table:table-cell table:style-name="ce13" office:value-type="string" calcext:value-type="string">
            <text:p>No es necesario alinear cada foto con cada color; es</text:p>
            <text:p>suficiente mostrar un elemento visual por cada una de las</text:p>
            <text:p>fotos y que visualmente quede claro que el color</text:p>
            <text:p>predominante pertenece a una foto en concreto.</text:p>
          </table:table-cell>
          <table:table-cell table:style-name="ce41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Funcionalidades adicionales</text:p>
          </table:table-cell>
          <table:table-cell table:style-name="ce21" office:value-type="string" calcext:value-type="string">
            <text:p>Búscar imagen por título</text:p>
          </table:table-cell>
          <table:table-cell table:style-name="ce27" office:value-type="string" calcext:value-type="string">
            <text:p>El usuario puede introducir una palabra clave y buscar por el título o descripción de la fotografía</text:p>
          </table:table-cell>
          <table:table-cell table:style-name="ce43"/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/>
          <table:table-cell table:style-name="ce33"/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Eliminar una imagen</text:p>
          </table:table-cell>
          <table:table-cell table:style-name="ce1" office:value-type="string" calcext:value-type="string">
            <text:p>Para cada fotografía se dispone de un botón para borrar la fotografía</text:p>
          </table:table-cell>
          <table:table-cell table:style-name="ce33" office:value-type="string" calcext:value-type="string">
            <text:p>- Seria interesante investigar como pedir, des de el lado cliente, confirmación antes de borrar la fotografía</text:p>
            <text:p>- Enviar un mensaje de confirmación de que hemos borrado la imagen correctamente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4"/>
          <table:table-cell table:number-columns-repeated="2"/>
          <table:table-cell table:style-name="ce33"/>
          <table:table-cell table:number-columns-repeated="1019"/>
        </table:table-row>
        <table:table-row table:style-name="ro1">
          <table:table-cell/>
          <table:table-cell table:style-name="ce5"/>
          <table:table-cell table:style-name="ce22" table:number-columns-repeated="2"/>
          <table:table-cell table:style-name="ce41"/>
          <table:table-cell table:number-columns-repeated="1019"/>
        </table:table-row>
        <table:table-row table:style-name="ro1" table:number-rows-repeated="96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08T07:41:39</meta:creation-date>
    <meta:initial-creator>Aspose Pty Ltd</meta:initial-creator>
    <meta:document-statistic meta:table-count="1" meta:cell-count="83" meta:object-count="0"/>
    <meta:generator>LibreOfficeDev/6.0.5.2$Linux_X86_64 LibreOffice_project/</meta:generator>
  </office:meta>
</office:document-meta>
</file>